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5.5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rbuja" table:style-name="ta1">
        <table:shapes>
          <draw:frame draw:z-index="0" draw:style-name="gr1" draw:text-style-name="P1" svg:width="15.999cm" svg:height="8.999cm" svg:x="14.538cm" svg:y="1.93cm">
            <draw:object draw:notify-on-update-of-ranges="Burbuja.A2:Burbuja.A11 Burbuja.B1:Burbuja.B1 Burbuja.B2:Burbuja.B11 Burbuja.A2:Burbuja.A11 Burbuja.D1:Burbuja.D1 Burbuja.D2:Burbuja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Tam. Caso</text:p>
          </table:table-cell>
          <table:table-cell table:style-name="ce1" office:value-type="string" calcext:value-type="string">
            <text:p>Tiempo 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= K*f(n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71" calcext:value-type="float">
            <text:p>2871</text:p>
          </table:table-cell>
          <table:table-cell table:formula="of:=[.B2]/([.A2]*[.A2])" office:value-type="float" office:value="0.002871" calcext:value-type="float">
            <text:p>0,002871</text:p>
          </table:table-cell>
          <table:table-cell table:formula="of:=[.A2]*[.A2] * [.C$13]" office:value-type="float" office:value="2400.21468600403" calcext:value-type="float">
            <text:p>2400,214686004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459" calcext:value-type="float">
            <text:p>10459</text:p>
          </table:table-cell>
          <table:table-cell table:formula="of:=[.B3]/([.A3]*[.A3])" office:value-type="float" office:value="0.00261475" calcext:value-type="float">
            <text:p>0,00261475</text:p>
          </table:table-cell>
          <table:table-cell table:formula="of:=[.A3]*[.A3] * [.C$13]" office:value-type="float" office:value="9600.85874401612" calcext:value-type="float">
            <text:p>9600,858744016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1340" calcext:value-type="float">
            <text:p>21340</text:p>
          </table:table-cell>
          <table:table-cell table:formula="of:=[.B4]/([.A4]*[.A4])" office:value-type="float" office:value="0.00237111111111111" calcext:value-type="float">
            <text:p>0,002371111111111</text:p>
          </table:table-cell>
          <table:table-cell table:formula="of:=[.A4]*[.A4] * [.C$13]" office:value-type="float" office:value="21601.9321740363" calcext:value-type="float">
            <text:p>21601,932174036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5274" calcext:value-type="float">
            <text:p>35274</text:p>
          </table:table-cell>
          <table:table-cell table:formula="of:=[.B5]/([.A5]*[.A5])" office:value-type="float" office:value="0.002204625" calcext:value-type="float">
            <text:p>0,002204625</text:p>
          </table:table-cell>
          <table:table-cell table:formula="of:=[.A5]*[.A5] * [.C$13]" office:value-type="float" office:value="38403.4349760645" calcext:value-type="float">
            <text:p>38403,434976064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3640" calcext:value-type="float">
            <text:p>53640</text:p>
          </table:table-cell>
          <table:table-cell table:formula="of:=[.B6]/([.A6]*[.A6])" office:value-type="float" office:value="0.0021456" calcext:value-type="float">
            <text:p>0,0021456</text:p>
          </table:table-cell>
          <table:table-cell table:formula="of:=[.A6]*[.A6] * [.C$13]" office:value-type="float" office:value="60005.3671501008" calcext:value-type="float">
            <text:p>60005,367150100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80556" calcext:value-type="float">
            <text:p>80556</text:p>
          </table:table-cell>
          <table:table-cell table:formula="of:=[.B7]/([.A7]*[.A7])" office:value-type="float" office:value="0.00223766666666667" calcext:value-type="float">
            <text:p>0,002237666666667</text:p>
          </table:table-cell>
          <table:table-cell table:formula="of:=[.A7]*[.A7] * [.C$13]" office:value-type="float" office:value="86407.7286961451" calcext:value-type="float">
            <text:p>86407,728696145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12572" calcext:value-type="float">
            <text:p>112572</text:p>
          </table:table-cell>
          <table:table-cell table:formula="of:=[.B8]/([.A8]*[.A8])" office:value-type="float" office:value="0.00229738775510204" calcext:value-type="float">
            <text:p>0,002297387755102</text:p>
          </table:table-cell>
          <table:table-cell table:formula="of:=[.A8]*[.A8] * [.C$13]" office:value-type="float" office:value="117610.519614198" calcext:value-type="float">
            <text:p>117610,51961419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51316" calcext:value-type="float">
            <text:p>151316</text:p>
          </table:table-cell>
          <table:table-cell table:formula="of:=[.B9]/([.A9]*[.A9])" office:value-type="float" office:value="0.0023643125" calcext:value-type="float">
            <text:p>0,0023643125</text:p>
          </table:table-cell>
          <table:table-cell table:formula="of:=[.A9]*[.A9] * [.C$13]" office:value-type="float" office:value="153613.739904258" calcext:value-type="float">
            <text:p>153613,73990425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6384" calcext:value-type="float">
            <text:p>196384</text:p>
          </table:table-cell>
          <table:table-cell table:formula="of:=[.B10]/([.A10]*[.A10])" office:value-type="float" office:value="0.00242449382716049" calcext:value-type="float">
            <text:p>0,002424493827161</text:p>
          </table:table-cell>
          <table:table-cell table:formula="of:=[.A10]*[.A10] * [.C$13]" office:value-type="float" office:value="194417.389566326" calcext:value-type="float">
            <text:p>194417,3895663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7120" calcext:value-type="float">
            <text:p>247120</text:p>
          </table:table-cell>
          <table:table-cell table:formula="of:=[.B11]/([.A11]*[.A11])" office:value-type="float" office:value="0.0024712" calcext:value-type="float">
            <text:p>0,0024712</text:p>
          </table:table-cell>
          <table:table-cell table:formula="of:=[.A11]*[.A11] * [.C$13]" office:value-type="float" office:value="240021.468600403" calcext:value-type="float">
            <text:p>240021,468600403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K promedio:</text:p>
          </table:table-cell>
          <table:table-cell table:formula="of:=AVERAGE([.C2:.C12])" office:value-type="float" office:value="0.00240021468600403" calcext:value-type="float">
            <text:p>0,00240021468600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4:08:46.2190195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8:54:19.246823523</meta:creation-date>
    <dc:date>2022-03-19T14:12:26.506272914</dc:date>
    <meta:editing-duration>PT19M47S</meta:editing-duration>
    <meta:editing-cycles>4</meta:editing-cycles>
    <meta:generator>LibreOffice/6.4.7.2$Linux_X86_64 LibreOffice_project/40$Build-2</meta:gener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61cm" svg:y="3.753cm" style:legend-expansion="high" chart:style-name="ch2"/>
        <chart:plot-area chart:style-name="ch3" table:cell-range-address="Burbuja.A2:Burbuja.B11 Burbuja.B1:Burbuja.B1 Burbuja.D1:Burbuja.D11" chart:data-source-has-labels="row" svg:x="0.32cm" svg:y="0.18cm" svg:width="10.021cm" svg:height="8.64cm">
          <chartooo:coordinate-region svg:x="1.682cm" svg:y="0.379cm" svg:width="8.1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rbuja.B2:Burbuja.B11" chart:label-cell-address="Burbuja.B1:Burbuja.B1" chart:class="chart:scatter">
            <chart:domain table:cell-range-address="Burbuja.A2:Burbuja.A11"/>
            <chart:data-point chart:repeated="10"/>
          </chart:series>
          <chart:series chart:style-name="ch7" chart:values-cell-range-address="Burbuja.D2:Burbuja.D11" chart:label-cell-address="Burbuja.D1:Burbuja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us)</text:p>
                <draw:g>
                  <svg:desc>Burbuja.B1:Burbuja.B1</svg:desc>
                </draw:g>
              </table:table-cell>
              <table:table-cell office:value-type="string">
                <text:p>Tiempo teórico estimado= K*f(n)</text:p>
                <draw:g>
                  <svg:desc>Burbuja.D1:Burbuj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Burbuja.A2:Burbuja.A11</svg:desc>
                </draw:g>
              </table:table-cell>
              <table:table-cell office:value-type="float" office:value="2871">
                <text:p>2871</text:p>
                <draw:g>
                  <svg:desc>Burbuja.B2:Burbuja.B11</svg:desc>
                </draw:g>
              </table:table-cell>
              <table:table-cell office:value-type="float" office:value="2400.21468600403">
                <text:p>2400.21468600403</text:p>
                <draw:g>
                  <svg:desc>Burbuja.D2:Burbuja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0459">
                <text:p>10459</text:p>
              </table:table-cell>
              <table:table-cell office:value-type="float" office:value="9600.85874401612">
                <text:p>9600.85874401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21340">
                <text:p>21340</text:p>
              </table:table-cell>
              <table:table-cell office:value-type="float" office:value="21601.9321740363">
                <text:p>21601.9321740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35274">
                <text:p>35274</text:p>
              </table:table-cell>
              <table:table-cell office:value-type="float" office:value="38403.4349760645">
                <text:p>38403.4349760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3640">
                <text:p>53640</text:p>
              </table:table-cell>
              <table:table-cell office:value-type="float" office:value="60005.3671501008">
                <text:p>60005.3671501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80556">
                <text:p>80556</text:p>
              </table:table-cell>
              <table:table-cell office:value-type="float" office:value="86407.7286961451">
                <text:p>86407.7286961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112572">
                <text:p>112572</text:p>
              </table:table-cell>
              <table:table-cell office:value-type="float" office:value="117610.519614198">
                <text:p>117610.519614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51316">
                <text:p>151316</text:p>
              </table:table-cell>
              <table:table-cell office:value-type="float" office:value="153613.739904258">
                <text:p>153613.739904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196384">
                <text:p>196384</text:p>
              </table:table-cell>
              <table:table-cell office:value-type="float" office:value="194417.389566326">
                <text:p>194417.3895663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247120">
                <text:p>247120</text:p>
              </table:table-cell>
              <table:table-cell office:value-type="float" office:value="240021.468600403">
                <text:p>240021.4686004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